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Pictures/10000201000003460000007AE797650DBFEC173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.139in" fo:margin-bottom="2.5in" loext:contextual-spacing="false" fo:line-height="100%" fo:orphans="2" fo:widows="2" fo:break-before="auto" fo:break-after="auto"/>
    </style:style>
    <style:style style:name="P2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666666" fo:font-size="10pt" style:font-size-asian="10pt" style:font-size-complex="10pt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font-size="16pt" style:font-size-asian="16pt" style:font-size-complex="16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5" style:family="paragraph" style:parent-style-name="Standard">
      <style:paragraph-properties fo:margin-left="0.2744in" fo:margin-right="0.2807in" fo:text-indent="0in" style:auto-text-indent="false" fo:break-before="auto" fo:break-after="auto"/>
    </style:style>
    <style:style style:name="P6" style:family="paragraph" style:parent-style-name="Standard">
      <style:paragraph-properties fo:margin-left="0.2744in" fo:margin-right="0.2807in" fo:text-indent="0in" style:auto-text-indent="false" fo:break-before="auto" fo:break-after="auto"/>
      <style:text-properties fo:font-size="10pt" fo:font-weight="bold" style:font-size-asian="10pt" style:font-weight-asian="bold" style:font-size-complex="10pt"/>
    </style:style>
    <style:style style:name="P7" style:family="paragraph" style:parent-style-name="Standard">
      <style:paragraph-properties fo:margin-left="0in" fo:margin-right="0in" fo:text-indent="0.0783in" style:auto-text-indent="false" fo:break-before="auto" fo:break-after="auto"/>
    </style:style>
    <style:style style:name="P8" style:family="paragraph" style:parent-style-name="Standard">
      <style:paragraph-properties fo:margin-left="0in" fo:margin-right="0in" fo:text-indent="0.0783in" style:auto-text-indent="false" fo:break-before="auto" fo:break-after="auto"/>
      <style:text-properties fo:font-size="10pt" style:font-size-asian="10pt" style:font-size-complex="10pt"/>
    </style:style>
    <style:style style:name="P9" style:family="paragraph" style:parent-style-name="Standard">
      <style:paragraph-properties fo:margin-left="0in" fo:margin-right="0in" fo:text-indent="0in" style:auto-text-indent="false" fo:break-before="auto" fo:break-after="auto"/>
    </style:style>
    <style:style style:name="P10" style:family="paragraph" style:parent-style-name="Standard">
      <style:paragraph-properties fo:margin-left="0in" fo:margin-right="0in" fo:text-indent="0in" style:auto-text-indent="false"/>
    </style:style>
    <style:style style:name="P11" style:family="paragraph" style:parent-style-name="Standard">
      <style:paragraph-properties fo:margin-left="0in" fo:margin-right="0in" fo:text-indent="0in" style:auto-text-indent="false"/>
      <style:text-properties style:text-underline-style="solid" style:text-underline-width="auto" style:text-underline-color="font-color" fo:font-weight="bold" style:font-weight-asian="bold"/>
    </style:style>
    <style:style style:name="P12" style:family="paragraph" style:parent-style-name="Standard">
      <style:paragraph-properties fo:margin-left="0in" fo:margin-right="0in" fo:text-indent="0in" style:auto-text-indent="false"/>
      <style:text-properties fo:font-weight="bold" style:font-weight-asian="bold"/>
    </style:style>
    <style:style style:name="P13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reak-before="auto" fo:break-after="auto" fo:background-color="#cccc99" fo:padding="0.0555in" fo:border="0.51pt solid #000000"/>
    </style:style>
    <style:style style:name="P14" style:family="paragraph" style:parent-style-name="Standard">
      <style:paragraph-properties fo:break-before="auto" fo:break-after="auto"/>
    </style:style>
    <style:style style:name="P15" style:family="paragraph" style:parent-style-name="Standard">
      <style:paragraph-properties fo:margin-top="0.1665in" fo:margin-bottom="0.0835in" loext:contextual-spacing="false" fo:line-height="100%" fo:break-before="auto" fo:break-after="auto" fo:keep-with-next="always"/>
    </style:style>
    <style:style style:name="P16" style:family="paragraph" style:parent-style-name="Standard">
      <style:paragraph-properties fo:margin-top="0.1665in" fo:margin-bottom="0.0835in" loext:contextual-spacing="false" fo:line-height="100%" fo:break-before="auto" fo:break-after="auto" fo:keep-with-next="always"/>
      <style:text-properties fo:font-variant="small-caps" fo:font-size="16pt" fo:font-weight="bold" style:font-size-asian="16pt" style:font-weight-asian="bold" style:font-size-complex="16pt"/>
    </style:style>
    <style:style style:name="P17" style:family="paragraph" style:parent-style-name="Standard">
      <style:paragraph-properties fo:margin-top="0.1665in" fo:margin-bottom="0.0835in" loext:contextual-spacing="false" fo:line-height="100%" fo:break-before="auto" fo:break-after="auto" fo:keep-with-next="always"/>
      <style:text-properties fo:font-variant="small-caps" fo:font-size="16pt" fo:font-weight="bold" style:font-size-asian="16pt" style:font-weight-asian="bold" style:font-size-complex="16pt"/>
    </style:style>
    <style:style style:name="P18" style:family="paragraph" style:parent-style-name="Standard">
      <style:paragraph-properties fo:margin-top="0.0417in" fo:margin-bottom="0in" loext:contextual-spacing="false" fo:line-height="100%" fo:text-align="start" style:justify-single-word="false">
        <style:tab-stops>
          <style:tab-stop style:position="8.3335in" style:type="right"/>
        </style:tab-stops>
      </style:paragraph-properties>
    </style:style>
    <style:style style:name="P19" style:family="paragraph" style:parent-style-name="Standard">
      <style:paragraph-properties fo:margin-top="0.0417in" fo:margin-bottom="0in" loext:contextual-spacing="false" fo:line-height="100%" fo:text-align="start" style:justify-single-word="false">
        <style:tab-stops>
          <style:tab-stop style:position="8.3335in" style:type="right"/>
        </style:tab-stops>
      </style:paragraph-properties>
    </style:style>
    <style:style style:name="P20" style:family="paragraph" style:parent-style-name="Standard">
      <style:paragraph-properties fo:margin-top="0in" fo:margin-bottom="0in" loext:contextual-spacing="false" fo:line-height="100%" fo:break-before="auto" fo:break-after="auto"/>
      <style:text-properties fo:font-variant="small-caps" fo:color="#336633" fo:font-size="16pt" style:font-size-asian="16pt" style:font-size-complex="16pt"/>
    </style:style>
    <style:style style:name="P2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2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2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5" style:family="paragraph" style:parent-style-name="Standard">
      <style:paragraph-properties fo:break-before="page"/>
    </style:style>
    <style:style style:name="P26" style:family="paragraph" style:parent-style-name="Standard" style:list-style-name="WWNum3">
      <style:paragraph-properties fo:margin-left="0.5in" fo:margin-right="0in" fo:margin-top="0.0398in" fo:margin-bottom="0in" loext:contextual-spacing="false" fo:text-indent="-0.25in" style:auto-text-indent="false"/>
    </style:style>
    <style:style style:name="P27" style:family="paragraph" style:parent-style-name="Standard" style:list-style-name="WWNum2">
      <style:paragraph-properties fo:margin-left="0.5in" fo:margin-right="0in" fo:margin-top="0.0398in" fo:margin-bottom="0in" loext:contextual-spacing="false" fo:text-indent="-0.25in" style:auto-text-indent="false"/>
    </style:style>
    <style:style style:name="P28" style:family="paragraph" style:parent-style-name="Standard" style:list-style-name="WWNum5">
      <style:paragraph-properties fo:margin-left="0.5in" fo:margin-right="0in" fo:margin-top="0.0398in" fo:margin-bottom="0in" loext:contextual-spacing="false" fo:text-indent="-0.25in" style:auto-text-indent="false"/>
    </style:style>
    <style:style style:name="P29" style:family="paragraph" style:parent-style-name="Standard" style:list-style-name="WWNum4">
      <style:paragraph-properties fo:margin-left="0.5in" fo:margin-right="0in" fo:margin-top="0.0398in" fo:margin-bottom="0in" loext:contextual-spacing="false" fo:text-indent="-0.25in" style:auto-text-indent="false"/>
    </style:style>
    <style:style style:name="P30" style:family="paragraph" style:parent-style-name="Standard" style:list-style-name="WWNum6">
      <style:paragraph-properties fo:margin-left="0.5in" fo:margin-right="0in" fo:margin-top="0.0398in" fo:margin-bottom="0in" loext:contextual-spacing="false" fo:text-indent="-0.25in" style:auto-text-indent="false"/>
    </style:style>
    <style:style style:name="P31" style:family="paragraph" style:parent-style-name="Standard" style:list-style-name="WWNum1">
      <style:paragraph-properties fo:margin-left="0.5in" fo:margin-right="0in" fo:margin-top="0.0398in" fo:margin-bottom="0in" loext:contextual-spacing="false" fo:text-indent="-0.25in" style:auto-text-indent="false"/>
    </style:style>
    <style:style style:name="P32" style:family="paragraph" style:parent-style-name="Standard" style:list-style-name="WWNum3">
      <style:paragraph-properties fo:margin-left="0.5in" fo:margin-right="0in" fo:margin-top="0in" fo:margin-bottom="0in" loext:contextual-spacing="false" fo:text-indent="-0.25in" style:auto-text-indent="false"/>
    </style:style>
    <style:style style:name="P33" style:family="paragraph" style:parent-style-name="Standard" style:list-style-name="WWNum2">
      <style:paragraph-properties fo:margin-left="0.5in" fo:margin-right="0in" fo:margin-top="0in" fo:margin-bottom="0in" loext:contextual-spacing="false" fo:text-indent="-0.25in" style:auto-text-indent="false"/>
    </style:style>
    <style:style style:name="P34" style:family="paragraph" style:parent-style-name="Standard" style:list-style-name="WWNum5">
      <style:paragraph-properties fo:margin-left="0.5in" fo:margin-right="0in" fo:margin-top="0in" fo:margin-bottom="0in" loext:contextual-spacing="false" fo:text-indent="-0.25in" style:auto-text-indent="false"/>
    </style:style>
    <style:style style:name="P35" style:family="paragraph" style:parent-style-name="Standard" style:list-style-name="WWNum4">
      <style:paragraph-properties fo:margin-left="0.5in" fo:margin-right="0in" fo:margin-top="0in" fo:margin-bottom="0in" loext:contextual-spacing="false" fo:text-indent="-0.25in" style:auto-text-indent="false"/>
    </style:style>
    <style:style style:name="P36" style:family="paragraph" style:parent-style-name="Standard" style:list-style-name="WWNum6">
      <style:paragraph-properties fo:margin-left="0.5in" fo:margin-right="0in" fo:margin-top="0in" fo:margin-bottom="0in" loext:contextual-spacing="false" fo:text-indent="-0.25in" style:auto-text-indent="false"/>
    </style:style>
    <style:style style:name="P37" style:family="paragraph" style:parent-style-name="Standard" style:list-style-name="WWNum1">
      <style:paragraph-properties fo:margin-left="0.5in" fo:margin-right="0in" fo:margin-top="0in" fo:margin-bottom="0in" loext:contextual-spacing="false" fo:text-indent="-0.25in" style:auto-text-indent="false"/>
    </style:style>
    <style:style style:name="P38" style:family="paragraph" style:parent-style-name="Standard" style:list-style-name="WWNum2">
      <style:paragraph-properties fo:margin-left="0.5in" fo:margin-right="0in" fo:margin-top="0in" fo:margin-bottom="0.0429in" loext:contextual-spacing="false" fo:text-indent="-0.25in" style:auto-text-indent="false"/>
    </style:style>
    <style:style style:name="P39" style:family="paragraph" style:parent-style-name="Standard" style:list-style-name="WWNum5">
      <style:paragraph-properties fo:margin-left="0.5in" fo:margin-right="0in" fo:margin-top="0in" fo:margin-bottom="0.0429in" loext:contextual-spacing="false" fo:text-indent="-0.25in" style:auto-text-indent="false"/>
    </style:style>
    <style:style style:name="P40" style:family="paragraph" style:parent-style-name="Standard" style:list-style-name="WWNum6">
      <style:paragraph-properties fo:margin-left="0.5in" fo:margin-right="0in" fo:margin-top="0in" fo:margin-bottom="0.0429in" loext:contextual-spacing="false" fo:text-indent="-0.25in" style:auto-text-indent="false"/>
    </style:style>
    <style:style style:name="P41" style:family="paragraph" style:parent-style-name="Standard" style:list-style-name="WWNum1">
      <style:paragraph-properties fo:margin-left="0.5in" fo:margin-right="0in" fo:margin-top="0in" fo:margin-bottom="0.0429in" loext:contextual-spacing="false" fo:text-indent="-0.25in" style:auto-text-indent="false"/>
    </style:style>
    <style:style style:name="P42" style:family="paragraph" style:parent-style-name="Standard" style:list-style-name="WWNum4">
      <style:paragraph-properties fo:margin-left="0.5in" fo:margin-right="0in" fo:margin-top="0in" fo:margin-bottom="0.1665in" loext:contextual-spacing="false" fo:line-height="100%" fo:text-align="start" style:justify-single-word="false" fo:text-indent="-0.25in" style:auto-text-indent="false"/>
    </style:style>
    <style:style style:name="P43" style:family="paragraph" style:parent-style-name="Standard" style:list-style-name="WWNum3">
      <style:paragraph-properties fo:margin-left="1in" fo:margin-right="0in" fo:margin-top="0in" fo:margin-bottom="0in" loext:contextual-spacing="false" fo:text-indent="-0.25in" style:auto-text-indent="false"/>
    </style:style>
    <style:style style:name="P44" style:family="paragraph" style:parent-style-name="Standard" style:list-style-name="WWNum3">
      <style:paragraph-properties fo:margin-left="1in" fo:margin-right="0in" fo:margin-top="0in" fo:margin-bottom="0.0429in" loext:contextual-spacing="false" fo:text-indent="-0.25in" style:auto-text-indent="false"/>
    </style:style>
    <style:style style:name="P45" style:family="paragraph" style:parent-style-name="Standard">
      <style:paragraph-properties fo:margin-top="0.1665in" fo:margin-bottom="0.1665in" loext:contextual-spacing="false" fo:line-height="100%"/>
    </style:style>
    <style:style style:name="P46" style:family="paragraph" style:parent-style-name="Title" style:master-page-name="First_20_Page">
      <style:paragraph-properties fo:margin-top="1in" fo:margin-bottom="0in" loext:contextual-spacing="false" fo:line-height="100%" fo:orphans="2" fo:widows="2" style:page-number="1" fo:break-before="auto" fo:break-after="auto"/>
    </style:style>
    <style:style style:name="T1" style:family="text">
      <style:text-properties fo:color="#669966" fo:font-size="24pt" fo:font-weight="normal" style:font-size-asian="24pt" style:font-weight-asian="normal" style:font-size-complex="24pt"/>
    </style:style>
    <style:style style:name="T2" style:family="text">
      <style:text-properties fo:color="#404040" fo:font-size="48pt" style:font-size-asian="48pt" style:font-size-complex="48pt"/>
    </style:style>
    <style:style style:name="T3" style:family="text">
      <style:text-properties fo:color="#404040" fo:font-size="44pt" style:font-size-asian="44pt" style:font-size-complex="44pt"/>
    </style:style>
    <style:style style:name="T4" style:family="text">
      <style:text-properties fo:color="#666666" fo:font-size="10pt" style:font-size-asian="10pt" style:font-size-complex="10pt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color="#336633" fo:font-size="14pt" style:font-size-asian="14pt" style:font-size-complex="14pt"/>
    </style:style>
    <style:style style:name="T7" style:family="text">
      <style:text-properties fo:font-size="10pt" fo:font-weight="bold" style:font-size-asian="10pt" style:font-weight-asian="bold" style:font-size-complex="10pt"/>
    </style:style>
    <style:style style:name="T8" style:family="text">
      <style:text-properties fo:font-size="10pt" style:font-size-asian="10pt" style:font-size-complex="10pt"/>
    </style:style>
    <style:style style:name="T9" style:family="text">
      <style:text-properties fo:font-weight="bold" style:font-weight-asian="bold"/>
    </style:style>
    <style:style style:name="T10" style:family="text">
      <style:text-properties fo:font-variant="small-caps" fo:font-size="16pt" fo:font-weight="bold" style:font-size-asian="16pt" style:font-weight-asian="bold" style:font-size-complex="16pt"/>
    </style:style>
    <style:style style:name="T11" style:family="text">
      <style:text-properties fo:font-variant="small-caps" fo:color="#336633" fo:font-size="16pt" style:font-size-asian="16pt" style:font-size-complex="16pt"/>
    </style:style>
    <style:style style:name="T12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bold" style:font-name-asian="Arial1" style:font-size-asian="11pt" style:font-style-asian="normal" style:font-weight-asian="bold" style:font-name-complex="Arial1" style:font-size-complex="11pt"/>
    </style:style>
    <style:style style:name="T14" style:family="text">
      <style:text-properties fo:color="#1155cc" style:text-underline-style="solid" style:text-underline-width="auto" style:text-underline-color="font-color"/>
    </style:style>
    <style:style style:name="T15" style:family="text">
      <style:text-properties style:text-underline-style="solid" style:text-underline-width="auto" style:text-underline-color="font-color" fo:font-weight="bold" style:font-weight-asian="bold"/>
    </style:style>
    <style:style style:name="T16" style:family="text">
      <style:text-properties style:text-underline-style="none"/>
    </style:style>
    <style:style style:name="T17" style:family="text">
      <style:text-properties style:font-name="Arial" fo:font-size="11pt" style:font-name-asian="Arial1" style:font-size-asian="11pt" style:font-name-complex="Arial1" style:font-size-complex="11pt"/>
    </style:style>
    <style:style style:name="T18" style:family="text">
      <style:text-properties fo:font-size="9pt" style:font-size-asian="9pt" style:font-size-complex="9pt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.1193in, 0in, 0.1193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6"><text:bookmark text:name="_aczyuw2yex2w"/><text:span text:style-name="T1">Desarrollo de Interfaces</text:span><text:span text:style-name="T2"><text:line-break/></text:span><text:span text:style-name="T3">Proyecto Entregable 02 - Codificando con Dart</text:span></text:p>
      <text:p text:style-name="P1"><draw:frame draw:style-name="fr1" draw:name="image1.png" text:anchor-type="char" svg:x="0.7874in" svg:y="5.9055in" svg:width="6.6929in" svg:height="0.7917in" draw:z-index="2"><draw:image xlink:href="Pictures/10000201000003460000007AE797650DBFEC1736.png" xlink:type="simple" xlink:show="embed" xlink:actuate="onLoad" loext:mime-type="image/png"/></draw:frame><draw:frame draw:style-name="fr2" draw:name="image4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2"/>
      <text:p text:style-name="P2"/>
      <text:p text:style-name="P2"/>
      <text:p text:style-name="P2"/>
      <text:p text:style-name="P3"/>
      <text:p text:style-name="P3"/>
      <text:p text:style-name="P3"/>
      <text:p text:style-name="P3"/>
      <text:p text:style-name="P4"><text:span text:style-name="T5">Autor: Sergi García</text:span><draw:frame draw:style-name="fr3" draw:name="image5.png" text:anchor-type="char" svg:x="3.4583in" svg:y="0.4374in" svg:width="1.0091in" svg:height="0.3535in" draw:z-index="1"><draw:image xlink:href="Pictures/100002010000007600000029ABF5F7A91F7A9EF9.png" xlink:type="simple" xlink:show="embed" xlink:actuate="onLoad" loext:mime-type="image/png"/></draw:frame></text:p>
      <text:p text:style-name="P4"><text:span text:style-name="T5">Actualizado Septiembre 2025</text:span></text:p>
      <text:p text:style-name="P4"><text:span text:style-name="T6">Licencia</text:span></text:p>
      <text:p text:style-name="P6"/>
      <text:p text:style-name="P5"><text:span text:style-name="T7">Reconocimiento - No comercial - CompartirIgual </text:span><text:span text:style-name="T8">(BY-NC-SA): No se permite un uso comercial de la obra original ni de las posibles obras derivadas, la distribución de las cuales se ha de hacer con una licencia igual a la que regula la obra original.</text:span><draw:frame draw:style-name="fr3" draw:name="image2.png" text:anchor-type="char" svg:x="0.2398in" svg:y="0.0937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8"/>
      <text:p text:style-name="P7"><text:span text:style-name="T6">Nomenclatura</text:span></text:p>
      <text:p text:style-name="P9">A lo largo de este tema se utilizarán diferentes símbolos para distinguir elementos importantes dentro del contenido. Estos símbolos son:</text:p>
      <text:p text:style-name="P7"/>
      <text:p text:style-name="P13"><text:span text:style-name="T8"><text:s/>📖 </text:span><text:span text:style-name="T9">Importante</text:span></text:p>
      <text:p text:style-name="P14"/>
      <text:p text:style-name="P13"><text:span text:style-name="T8"><text:s/>❕ </text:span><text:span text:style-name="T9">Atención</text:span></text:p>
      <text:p text:style-name="P14"><text:s/></text:p>
      <text:p text:style-name="P13"><text:span text:style-name="T8"><text:s/>💬</text:span> <text:span text:style-name="T9">Interesante</text:span></text:p>
      <text:p text:style-name="P15"><text:span text:style-name="T10">Índice</text:span></text:p>
      <text:table-of-content text:style-name="Sect1" text:protected="true" text:name="Table of Contents1">
        <text:table-of-content-source text:outline-level="10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p text:style-name="P18"><text:soft-page-break/><text:a xlink:type="simple" xlink:href="#_i7n91wajds6v" text:style-name="Index_20_Link" text:visited-style-name="Index_20_Link"><text:span text:style-name="T13">1. Objetivo del Proyecto<text:tab/>3</text:span></text:a></text:p>
          <text:p text:style-name="P18"><text:a xlink:type="simple" xlink:href="#_gk3qli60ehiv" text:style-name="Index_20_Link" text:visited-style-name="Index_20_Link"><text:span text:style-name="T13">2. Descripción General<text:tab/>3</text:span></text:a></text:p>
          <text:p text:style-name="P18"><text:a xlink:type="simple" xlink:href="#_vswm7y1batav" text:style-name="Index_20_Link" text:visited-style-name="Index_20_Link"><text:span text:style-name="T13">3. Normas de realización OBLIGATORIAS<text:tab/>3</text:span></text:a></text:p>
          <text:p text:style-name="P18"><text:a xlink:type="simple" xlink:href="#_594gidfoncy2" text:style-name="Index_20_Link" text:visited-style-name="Index_20_Link"><text:span text:style-name="T13">4. Instrucciones detalladas<text:tab/>4</text:span></text:a></text:p>
          <text:p text:style-name="P18"><text:a xlink:type="simple" xlink:href="#_1gybe23tfom2" text:style-name="Index_20_Link" text:visited-style-name="Index_20_Link"><text:span text:style-name="T13">5. Criterios de evaluación (Apto/No Apto)<text:tab/>4</text:span></text:a></text:p>
          <text:p text:style-name="P18"><text:a xlink:type="simple" xlink:href="#_8owcssx7s2n5" text:style-name="Index_20_Link" text:visited-style-name="Index_20_Link"><text:span text:style-name="T13">6. Entregables<text:tab/>5</text:span></text:a></text:p>
        </text:index-body>
      </text:table-of-content>
      <text:p text:style-name="P16"/>
      <text:p text:style-name="P16"/>
      <text:p text:style-name="P20"/>
      <text:p text:style-name="P20"/>
      <text:p text:style-name="P25"><text:span text:style-name="T11">Proyecto Entregable 02 - Codificando con Dart - Unidad 07</text:span></text:p>
      <text:p text:style-name="Heading_20_1"><text:bookmark text:name="_i7n91wajds6v"/>1. Objetivo del Proyecto</text:p>
      <text:p text:style-name="P10">Este proyecto tiene como objetivo que el alumnado demuestre de forma individual su competencia en la resolución de problemas algorítmicos, su familiaridad con el lenguaje de programación Dart y su capacidad para comprender, adaptar, documentar y mejorar código basándose en feedback específico.</text:p>
      <text:p text:style-name="P10">La evaluación se centrará en la funcionalidad, la calidad del código, su documentación y la comprensión de los conceptos.</text:p>
      <text:p text:style-name="Heading_20_1"><text:bookmark text:name="_gk3qli60ehiv"/>2. Descripción General</text:p>
      <text:p text:style-name="P10">El alumnado deberá completar 15 ejercicios (katas) de la plataforma CodeWars <text:a xlink:type="simple" xlink:href="https://www.codewars.com/" text:style-name="ListLabel_20_55" text:visited-style-name="ListLabel_20_55"><text:span text:style-name="T14">https://www.codewars.com/</text:span></text:a> utilizando el lenguaje Dart. <text:span text:style-name="T15">Estos 15 ejercicios deben ser MÍNIMO de nivel 7.</text:span> Una vez completados, se concertará una cita de evaluación con el profesorado para realizar una defensa oral de las soluciones.</text:p>
      <text:p text:style-name="P10">La calificación final del proyecto será Apto o No Apto.</text:p>
      <text:p text:style-name="Heading_20_1"><text:bookmark text:name="_vswm7y1batav"/>3. Normas de realización OBLIGATORIAS</text:p>
      <text:p text:style-name="P10">¡ATENCIÓN! ESTE ES UN TRABAJO ESTRICTAMENTE INDIVIDUAL.</text:p>
      <text:p text:style-name="P10">QUEDA TERMINANTEMENTE PROHIBIDO:</text:p>
      <text:list xml:id="list3695664910" text:style-name="WWNum3">
        <text:list-item>
          <text:p text:style-name="P26">Utilizar cualquier tipo de Asistente de IA Generativa para generar código, explicaciones, comentarios o cualquier parte del proyecto. Esto incluye, pero no se limita a: GitHub Copilot, ChatGPT, DeepSeek, Grok, Gemini, Claude, Gwen, Kimi, etc.</text:p>
        </text:list-item>
        <text:list-item>
          <text:p text:style-name="P32">Cualquier otra herramienta similar basada en modelos de lenguaje grande (LLM).</text:p>
        </text:list-item>
        <text:list-item>
          <text:p text:style-name="P32">Utilizar código escrito por otras personas. Esto incluye:</text:p>
          <text:list>
            <text:list-item>
              <text:p text:style-name="P43">Copiar soluciones de otros usuarios en CodeWars o en cualquier otro foro o página web.</text:p>
            </text:list-item>
            <text:list-item>
              <text:p text:style-name="P43">Reutilizar código de compañeros de clase (ya sea de la misma edición o de anteriores).</text:p>
            </text:list-item>
            <text:list-item>
              <text:p text:style-name="P43">Utilizar soluciones obtenidas a través de cualquier medio que no sea el propio trabajo intelectual.</text:p>
            </text:list-item>
          </text:list>
        </text:list-item>
        <text:list-item>
          <text:p text:style-name="P32">Recibir ayuda humana externa, excepto para:</text:p>
          <text:list>
            <text:list-item>
              <text:p text:style-name="P43">Consultas específicas al profesorado sobre conceptos, dudas de enunciados o problemas técnicos con las herramientas.</text:p>
            </text:list-item>
            <text:list-item>
              <text:p text:style-name="P43">Consultar la documentación oficial de Dart (dart.dev).</text:p>
            </text:list-item>
            <text:list-item>
              <text:p text:style-name="P44">Buscar información en Stack Overflow o foros similares únicamente sobre errores de sintaxis o conceptos específicos del lenguaje, NUNCA sobre la solución específica a un kata.</text:p>
            </text:list-item>
          </text:list>
        </text:list-item>
      </text:list>
      <text:p text:style-name="P10"/>
      <text:p text:style-name="P10"><text:span text:style-name="T15">Cualquier incumplimiento de estas normas supondrá la calificación automática de NO APTO en el proyecto y podrá conllevar medidas disciplinarias según el reglamento académico.</text:span></text:p>
      <text:p text:style-name="P11"/>
      <text:p text:style-name="P11"/>
      <text:p text:style-name="Heading_20_1"><text:bookmark text:name="_594gidfoncy2"/>4. Instrucciones detalladas</text:p>
      <text:p text:style-name="P10"><text:span text:style-name="T9">a) Selección y Completado de Katas (Fase de Ejecución)</text:span></text:p>
      <text:p text:style-name="P10"><text:soft-page-break/>El alumnado es responsable de seleccionar katas que aborden una variedad de conceptos fundamentales de Dart y de programación (ej: listas, mapas, funciones de orden superior, manejo de strings, clases, etc.).</text:p>
      <text:p text:style-name="P10">Cada solución debe ser el código que pasa todos los tests propuestos por CodeWars para ese kata en concreto.</text:p>
      <text:p text:style-name="P10">El código debe incluir abundantes comentarios que expliquen:</text:p>
      <text:list xml:id="list846511060" text:style-name="WWNum2">
        <text:list-item>
          <text:p text:style-name="P27">La lógica general de la solución</text:p>
        </text:list-item>
        <text:list-item>
          <text:p text:style-name="P33">El propósito de funciones y bloques de código complejos</text:p>
        </text:list-item>
        <text:list-item>
          <text:p text:style-name="P33">La justificación de enfoques algorítmicos específicos</text:p>
        </text:list-item>
        <text:list-item>
          <text:p text:style-name="P38">El funcionamiento de estructuras de datos utilizadas</text:p>
        </text:list-item>
      </text:list>
      <text:p text:style-name="P10">Se debe crear un repositorio Git privado (en GitHub, GitLab o similar) que contenga los 15 programas de Dart, cada uno en su propio archivo (ej: kata_1.dart, kata_2.dart). El nombre del archivo debe permitir identificar fácilmente el kata resuelto (usando el nombre o ID del kata de CodeWars).</text:p>
      <text:p text:style-name="P10">El repositorio debe ser compartido en modo de acceso privado con la cuenta del profesorado antes de la sesión de evaluación.</text:p>
      <text:p text:style-name="P10"><text:span text:style-name="T9">b) Defensa oral y evaluación (Fase de Defensa)</text:span></text:p>
      <text:p text:style-name="P10">El alumnado deberá concertar una cita con el profesorado para la defensa oral.</text:p>
      <text:p text:style-name="P10">Durante la sesión, el profesorado seleccionará de forma aleatoria o dirigida un subconjunto de los 15 katas presentados.</text:p>
      <text:p text:style-name="P10">El alumnado deberá estar preparado para:</text:p>
      <text:list xml:id="list2611368097" text:style-name="WWNum5">
        <text:list-item>
          <text:p text:style-name="P28">Explicar su solución: Desglosar el código, justificar la lógica utilizada y el porqué de las estructuras de datos y funciones elegidas.</text:p>
        </text:list-item>
        <text:list-item>
          <text:p text:style-name="P34">Recibir feedback y realizar modificaciones en tiempo real: El profesorado podrá solicitar modificaciones concretas al código (ej: "¿Cómo harías para que fuera más eficiente?", "Refactoriza este bucle usando una función de orden superior", "Modifica la solución para que maneje este caso límite").</text:p>
        </text:list-item>
        <text:list-item>
          <text:p text:style-name="P34">Demostrar comprensión: Responder a preguntas teóricas sobre los conceptos de Dart aplicados en sus soluciones.</text:p>
        </text:list-item>
        <text:list-item>
          <text:p text:style-name="P39">Justificar los comentarios: Explicar por qué se incluyeron comentarios específicos y cómo ayudan a la comprensión del código.</text:p>
        </text:list-item>
      </text:list>
      <text:p text:style-name="P45"><text:span text:style-name="T9">En la misma sesión, el profesor pedirá que resuelvan en directo uno o varios ejercicios de Codewars de nivel mínimo 7</text:span>, con el fin de evaluar la aplicación práctica de los conocimientos adquiridos en programación.</text:p>
      <text:p text:style-name="Heading_20_1"><text:bookmark text:name="_1gybe23tfom2"/>5. Criterios de evaluación (Apto/No Apto)</text:p>
      <text:p text:style-name="P10">Para obtener la calificación de APTO, el estudiante debe demostrar:</text:p>
      <text:list xml:id="list1604743518" text:style-name="WWNum4">
        <text:list-item>
          <text:p text:style-name="P29">Autenticidad y originalidad: El trabajo debe ser claramente propio y original, sin rastros de uso de IA o ayuda no permitida.</text:p>
        </text:list-item>
        <text:list-item>
          <text:p text:style-name="P35">Completitud: Haber resuelto correctamente los 15 katas mínimo de nivel 7, con código que supere todos los tests en CodeWars.</text:p>
        </text:list-item>
        <text:list-item>
          <text:p text:style-name="P35">Documentación: El código debe incluir comentarios abundantes y significativos que faciliten la comprensión de las soluciones.</text:p>
        </text:list-item>
        <text:list-item>
          <text:p text:style-name="P35">Comprensión: Ser capaz de explicar claramente la lógica y el funcionamiento de las soluciones seleccionadas por el profesorado.</text:p>
        </text:list-item>
        <text:list-item>
          <text:p text:style-name="P35">Capacidad de Adaptación: Poder modificar su código siguiendo las indicaciones del profesorado durante la sesión de defensa, demostrando flexibilidad y dominio práctico del lenguaje.</text:p>
        </text:list-item>
        <text:list-item>
          <text:p text:style-name="P35">Calidad del Código: El código debe estar formateado correctamente, ser legible, seguir las convenciones básicas de Dart y estar adecuadamente comentado.</text:p>
        </text:list-item>
        <text:list-item>
          <text:p text:style-name="P35"><text:soft-page-break/>Capacidad de resolver nuevos problemas de Codewars en directo ante el profesorado.</text:p>
        </text:list-item>
        <text:list-item>
          <text:p text:style-name="P42"><text:span text:style-name="T9">Resolución práctica en directo:</text:span> Capacidad para resolver uno o varios ejercicios de Codewars de nivel mínimo 7 durante la defensa oral, aplicando correctamente conceptos y técnicas aprendidas.</text:p>
        </text:list-item>
      </text:list>
      <text:p text:style-name="P10">La calificación de NO APTO se asignará si:</text:p>
      <text:list xml:id="list2443594584" text:style-name="WWNum6">
        <text:list-item>
          <text:p text:style-name="P30">Se detecta el uso de IA o ayuda no permitida.</text:p>
        </text:list-item>
        <text:list-item>
          <text:p text:style-name="P36">No se completan los 15 katas.</text:p>
        </text:list-item>
        <text:list-item>
          <text:p text:style-name="P36">El código no supera los tests de CodeWars.</text:p>
        </text:list-item>
        <text:list-item>
          <text:p text:style-name="P36">El código carece de comentarios adecuados o estos son insuficientes para entender las soluciones.</text:p>
        </text:list-item>
        <text:list-item>
          <text:p text:style-name="P36">El alumnado no es capaz de explicar sus propias soluciones.</text:p>
        </text:list-item>
        <text:list-item>
          <text:p text:style-name="P36">El alumnado no puede realizar modificaciones simples solicitadas por el profesorado durante la defensa.</text:p>
        </text:list-item>
        <text:list-item>
          <text:p text:style-name="P36">El repositorio no es accesible para el profesorado en el momento de la evaluación.</text:p>
        </text:list-item>
        <text:list-item>
          <text:p text:style-name="P40"><text:span text:style-name="T9">Si no logra resolver en directo uno o varios ejercicios de Codewars de nivel mínimo 7</text:span> que le pide el profesor.</text:p>
        </text:list-item>
      </text:list>
      <text:p text:style-name="Heading_20_1"><text:bookmark text:name="_8owcssx7s2n5"/>6. Entregables</text:p>
      <text:list xml:id="list2131177446" text:style-name="WWNum1">
        <text:list-item>
          <text:p text:style-name="P31">Repositorio Git Privado: Conteniendo los 15 archivos .dart con las soluciones adecuadamente comentadas. Debe estar compartido con el profesorado con permisos de acceso necesarios para su revisión.</text:p>
        </text:list-item>
        <text:list-item>
          <text:p text:style-name="P37">La presentación realizada para la defensa oral.</text:p>
        </text:list-item>
        <text:list-item>
          <text:p text:style-name="P41">Asistencia y participación activa en la sesión de defensa oral en la fecha y hora acordadas.</text:p>
        </text:list-item>
      </text:list>
      <text:p text:style-name="P12"/>
      <text:p text:style-name="P10"><text:span text:style-name="T9">Consejo:</text:span> Este proyecto está diseñado para evaluar tu aprendizaje y tu capacidad para resolver problemas. Los comentarios no deben ser redundantes (evitar "incrementa i en 1") sino explicativos ("// Encuentra el primer número primo en el rango usando la Criba de Eratóstenes").</text:p>
      <text:p text:style-name="P10"/>
      <text:p text:style-name="P10">La mejor preparación es practicar explicando tu código en voz alta y entender profundamente por qué tomaste cada decisión de codificació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font-name="Arial" fo:font-family="Arial" style:font-family-generic="roman" style:font-pitch="variable" fo:font-size="11pt"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55" style:display-name="ListLabel 55" style:family="text">
      <style:text-properties fo:color="#1155cc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51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681in" fo:margin-left="0in" fo:margin-right="0in" fo:margin-top="0.7283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Desarrollo de Interfaces <text:tab/> <text:s text:c="59"/>Proyecto Entregable 02 - Codificando con Dart - Unidad 07</text:span></text:p>
      </style:header>
      <style:footer>
        <text:p text:style-name="MP4"><text:span text:style-name="MT1">CFGS DAM<text:tab/><text:tab/>Proyecto 02 - Página </text:span><text:page-number text:select-page="current">5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4" meta:object-count="0" meta:page-count="5" meta:paragraph-count="87" meta:word-count="1237" meta:character-count="7983" meta:non-whitespace-character-count="6802"/>
    <meta:generator>LibreOfficeDev/6.0.5.2$Linux_X86_64 LibreOffice_project/</meta:generator>
  </office:meta>
</office:document-meta>
</file>